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E592EAFF.png" manifest:media-type="image/png"/>
  <manifest:file-entry manifest:full-path="Pictures/100002010000031A0000046384CFE04E.png" manifest:media-type="image/png"/>
  <manifest:file-entry manifest:full-path="Pictures/1000020100000080000000805A151259.png" manifest:media-type="image/png"/>
  <manifest:file-entry manifest:full-path="Pictures/100002010000008000000080ACC5E7E8.png" manifest:media-type="image/png"/>
  <manifest:file-entry manifest:full-path="Pictures/100002010000008000000080DDABA7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3" style:family="graphic" style:parent-style-name="standard">
      <style:graphic-properties draw:stroke="none" draw:fill="bitmap" draw:fill-image-name="Bitmape_20_2" style:repeat="stretch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708cm" fo:min-width="1.834cm" fo:padding-top="0cm" fo:padding-bottom="0cm" fo:padding-left="0cm" fo:padding-r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79cm, 9.449cm, 22.35cm, 7.35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gr10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font-name-complex="Liberation Sans1" style:font-size-complex="18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11cm" svg:height="3.611cm" svg:x="8.3cm" svg:y="3.6cm">
          <draw:image xlink:href="Pictures/1000020100000080000000805A151259.png" xlink:type="simple" xlink:show="embed" xlink:actuate="onLoad">
            <text:p/>
          </draw:image>
        </draw:frame>
        <draw:polygon draw:style-name="gr2" draw:text-style-name="P1" draw:layer="layout" svg:width="3.61cm" svg:height="3.611cm" svg:x="2.857cm" svg:y="10.1cm" svg:viewBox="0 0 3611 3612" draw:points="1805,3612 0,3612 0,0 3611,0 3611,3612">
          <text:p/>
        </draw:polygon>
        <draw:polygon draw:style-name="gr2" draw:text-style-name="P1" draw:layer="layout" svg:width="3.61cm" svg:height="3.611cm" svg:x="2.857cm" svg:y="10.1cm" svg:viewBox="0 0 3611 3612" draw:points="1805,3612 0,3612 0,0 3611,0 3611,3612">
          <text:p/>
        </draw:polygon>
        <draw:polygon draw:style-name="gr3" draw:text-style-name="P1" draw:layer="layout" svg:width="3.61cm" svg:height="3.611cm" svg:x="3.989cm" svg:y="10.865cm" svg:viewBox="0 0 3611 3612" draw:points="1805,3612 0,3612 0,0 3611,0 3611,3612">
          <text:p/>
        </draw:polygon>
        <draw:frame draw:style-name="gr4" draw:text-style-name="P2" draw:layer="layout" svg:width="1.835cm" svg:height="0.712cm" svg:x="3.852cm" svg:y="14.236cm">
          <draw:text-box>
            <text:p text:style-name="P2">ALICE</text:p>
          </draw:text-box>
        </draw:frame>
        <draw:frame draw:style-name="gr5" draw:text-style-name="P1" draw:layer="layout" svg:width="3.557cm" svg:height="4.5cm" svg:x="14.643cm" svg:y="9.6cm">
          <draw:image xlink:href="Pictures/100002010000031A0000046384CFE04E.png" xlink:type="simple" xlink:show="embed" xlink:actuate="onLoad">
            <text:p/>
          </draw:image>
        </draw:frame>
        <draw:frame draw:style-name="gr4" draw:text-style-name="P2" draw:layer="layout" svg:width="1.834cm" svg:height="0.712cm" svg:x="15.6cm" svg:y="14.236cm">
          <draw:text-box>
            <text:p text:style-name="P2">BOB</text:p>
          </draw:text-box>
        </draw:frame>
        <draw:line draw:style-name="gr6" draw:text-style-name="P1" draw:layer="layout" svg:x1="5.1cm" svg:y1="9.6cm" svg:x2="8.3cm" svg:y2="7.3cm">
          <text:p/>
        </draw:line>
        <draw:line draw:style-name="gr7" draw:text-style-name="P1" draw:layer="layout" svg:x1="15.726cm" svg:y1="9.612cm" svg:x2="12.526cm" svg:y2="7.312cm">
          <text:p text:style-name="P1"/>
        </draw:line>
        <draw:line draw:style-name="gr6" draw:text-style-name="P1" draw:layer="layout" svg:x1="7.1cm" svg:y1="11.8cm" svg:x2="14.3cm" svg:y2="11.8cm">
          <text:p/>
        </draw:line>
        <draw:frame draw:style-name="gr8" draw:layer="layout" svg:width="3.038cm" svg:height="0.962cm" svg:x="3.962cm" svg:y="7.1cm">
          <draw:text-box>
            <text:p>(I.I) Offer</text:p>
          </draw:text-box>
        </draw:frame>
        <draw:frame draw:style-name="gr8" draw:layer="layout" svg:width="3.889cm" svg:height="0.962cm" svg:x="13.7cm" svg:y="6.938cm">
          <draw:text-box>
            <text:p>(I.II) Answer</text:p>
          </draw:text-box>
        </draw:frame>
        <draw:frame draw:style-name="gr8" draw:layer="layout" svg:width="6.416cm" svg:height="0.962cm" svg:x="7.3cm" svg:y="2.4cm">
          <draw:text-box>
            <text:p>(I) Signalling process</text:p>
          </draw:text-box>
        </draw:frame>
        <draw:frame draw:style-name="gr8" draw:layer="layout" svg:width="7.466cm" svg:height="1.673cm" svg:x="6.8cm" svg:y="10.038cm">
          <draw:text-box>
            <text:p>(II) GetUserMedia</text:p>
            <text:p>(III) RTCPeerConnection</text:p>
          </draw:text-box>
        </draw:frame>
        <draw:frame draw:style-name="gr9" draw:layer="layout" svg:width="5.3cm" svg:height="2.15cm" svg:x="8.4cm" svg:y="7.4cm">
          <draw:text-box>
            <text:p>Server Node</text:p>
          </draw:text-box>
        </draw:frame>
        <draw:frame draw:style-name="gr1" draw:text-style-name="P1" draw:layer="layout" svg:width="1.4cm" svg:height="1.4cm" svg:x="3.4cm" svg:y="10.7cm">
          <draw:image xlink:href="Pictures/100002010000020000000200E592EAFF.png" xlink:type="simple" xlink:show="embed" xlink:actuate="onLoad">
            <text:p/>
          </draw:image>
        </draw:frame>
        <draw:frame draw:style-name="gr1" draw:text-style-name="P1" draw:layer="layout" svg:width="1.4cm" svg:height="1.4cm" svg:x="15cm" svg:y="10.4cm">
          <draw:image xlink:href="Pictures/100002010000020000000200E592EAFF.png" xlink:type="simple" xlink:show="embed" xlink:actuate="onLoad">
            <text:p/>
          </draw:image>
        </draw:frame>
        <draw:frame draw:style-name="gr10" draw:layer="layout" svg:width="5.4cm" svg:height="2.25cm" svg:x="3cm" svg:y="14.9cm">
          <draw:text-box>
            <text:p>HTML Client</text:p>
          </draw:text-box>
        </draw:frame>
        <draw:frame draw:style-name="gr10" draw:layer="layout" svg:width="5.4cm" svg:height="2.25cm" svg:x="14.7cm" svg:y="14.85cm">
          <draw:text-box>
            <text:p>HTML Cli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08000000080DDABA72E.png" xlink:type="simple" xlink:show="embed" xlink:actuate="onLoad"/>
    <draw:fill-image draw:name="Bitmape_20_2" draw:display-name="Bitmape 2" xlink:href="Pictures/100002010000008000000080ACC5E7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10:40:26.802022322</meta:creation-date>
    <dc:date>2016-06-05T10:59:36.840504961</dc:date>
    <meta:editing-duration>PT2M7S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